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f5dc2" officeooo:paragraph-rsid="000f5dc2"/>
    </style:style>
    <style:style style:name="P2" style:family="paragraph" style:parent-style-name="Heading_20_1">
      <style:text-properties officeooo:rsid="001018e7" officeooo:paragraph-rsid="001018e7"/>
    </style:style>
    <style:style style:name="P3" style:family="paragraph" style:parent-style-name="Text_20_body" style:list-style-name="L1">
      <style:text-properties officeooo:rsid="000f5dc2" officeooo:paragraph-rsid="000f5dc2"/>
    </style:style>
    <style:style style:name="P4" style:family="paragraph" style:parent-style-name="Text_20_body" style:list-style-name="L2">
      <style:paragraph-properties fo:text-align="start" style:justify-single-word="false"/>
      <style:text-properties officeooo:rsid="000f5dc2" officeooo:paragraph-rsid="000f5dc2"/>
    </style:style>
    <style:style style:name="P5" style:family="paragraph" style:parent-style-name="Text_20_body">
      <style:text-properties officeooo:paragraph-rsid="000f5dc2"/>
    </style:style>
    <style:style style:name="P6" style:family="paragraph" style:parent-style-name="Text_20_body" style:list-style-name="L1">
      <style:text-properties officeooo:rsid="001018e7" officeooo:paragraph-rsid="001018e7"/>
    </style:style>
    <style:style style:name="P7" style:family="paragraph" style:parent-style-name="Text_20_body" style:list-style-name="L2">
      <style:paragraph-properties fo:text-align="start" style:justify-single-word="false"/>
      <style:text-properties officeooo:rsid="001018e7" officeooo:paragraph-rsid="001018e7"/>
    </style:style>
    <style:style style:name="P8" style:family="paragraph" style:parent-style-name="Text_20_body" style:list-style-name="L3">
      <style:paragraph-properties fo:text-align="start" style:justify-single-word="false"/>
      <style:text-properties officeooo:rsid="001018e7" officeooo:paragraph-rsid="001018e7"/>
    </style:style>
    <style:style style:name="P9" style:family="paragraph" style:parent-style-name="Text_20_body">
      <style:paragraph-properties fo:text-align="start" style:justify-single-word="false"/>
      <style:text-properties officeooo:rsid="001018e7" officeooo:paragraph-rsid="001018e7"/>
    </style:style>
    <style:style style:name="P10" style:family="paragraph" style:parent-style-name="Text_20_body">
      <style:text-properties officeooo:rsid="001018e7" officeooo:paragraph-rsid="001018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st fo Dos and Donts for a CV</text:p>
      <text:p text:style-name="Text_20_body"/>
      <text:h text:style-name="P1" text:outline-level="1">Do’s:</text:h>
      <text:list xml:id="list2836262559" text:style-name="L2">
        <text:list-item>
          <text:p text:style-name="P4">Two referee’s like former employers / teachers</text:p>
        </text:list-item>
        <text:list-item>
          <text:p text:style-name="P4">contact details full name</text:p>
        </text:list-item>
        <text:list-item>
          <text:p text:style-name="P4">details about education, training and work experience</text:p>
        </text:list-item>
        <text:list-item>
          <text:p text:style-name="P4">skills and experiences (Hard and soft skills)</text:p>
        </text:list-item>
        <text:list-item>
          <text:p text:style-name="P4">include hobbies and skills (only if relevant)</text:p>
        </text:list-item>
        <text:list-item>
          <text:p text:style-name="P7">Personal statement (introductory paragraph)</text:p>
        </text:list-item>
      </text:list>
      <text:p text:style-name="P5"/>
      <text:h text:style-name="P1" text:outline-level="1">Don’ts:</text:h>
      <text:list xml:id="list1285380963" text:style-name="L1">
        <text:list-item>
          <text:p text:style-name="P3">No school certificate</text:p>
        </text:list-item>
        <text:list-item>
          <text:p text:style-name="P3">No picture unless asked</text:p>
        </text:list-item>
        <text:list-item>
          <text:p text:style-name="P6">Shouldnt sign or date the cv</text:p>
        </text:list-item>
        <text:list-item>
          <text:p text:style-name="P6">not longer than 2 pages</text:p>
        </text:list-item>
      </text:list>
      <text:p text:style-name="P10"/>
      <text:h text:style-name="P2" text:outline-level="1">Maybe’s</text:h>
      <text:list xml:id="list3897908836" text:style-name="L3">
        <text:list-item>
          <text:p text:style-name="P8">Photo</text:p>
        </text:list-item>
        <text:list-item>
          <text:p text:style-name="P8">date of birth</text:p>
        </text:list-item>
        <text:list-item>
          <text:p text:style-name="P8">Relationship status, details about family</text:p>
        </text:list-item>
      </text:list>
      <text:p text:style-name="P9"/>
      <text:p text:style-name="P9">3)</text:p>
      <text:p text:style-name="P9">Studying</text:p>
      <text:p text:style-name="P9">programming</text:p>
      <text:p text:style-name="P9">problem solving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12:23:52.335495486</meta:creation-date>
    <dc:date>2022-06-21T07:48:33.814467989</dc:date>
    <meta:editing-duration>PT19H3M21S</meta:editing-duration>
    <meta:editing-cycles>1</meta:editing-cycles>
    <meta:document-statistic meta:table-count="0" meta:image-count="0" meta:object-count="0" meta:page-count="1" meta:paragraph-count="21" meta:word-count="92" meta:character-count="509" meta:non-whitespace-character-count="451"/>
    <meta:generator>LibreOffice/7.3.3.2$Linux_X86_64 LibreOffice_project/30$Build-2</meta:generator>
  </office:meta>
</office:document-meta>
</file>